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c4075" officeooo:paragraph-rsid="001c4075"/>
    </style:style>
    <style:style style:name="P3" style:family="paragraph" style:parent-style-name="Table_20_Contents">
      <style:paragraph-properties style:snap-to-layout-grid="false"/>
      <style:text-properties officeooo:rsid="0011e611" officeooo:paragraph-rsid="001c7c1f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8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  <style:text-properties officeooo:paragraph-rsid="001bbf63"/>
    </style:style>
    <style:style style:name="P9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1e611" officeooo:paragraph-rsid="0011e611"/>
    </style:style>
    <style:style style:name="P10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1e611"/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17b57b"/>
    </style:style>
    <style:style style:name="P12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7b57b" officeooo:paragraph-rsid="0017b57b"/>
    </style:style>
    <style:style style:name="P13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rsid="001a4f1c" officeooo:paragraph-rsid="001a4f1c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bfe61"/>
    </style:style>
    <style:style style:name="T4" style:family="text">
      <style:text-properties style:text-underline-style="none" officeooo:rsid="0017b57b"/>
    </style:style>
    <style:style style:name="T5" style:family="text">
      <style:text-properties officeooo:rsid="001bfe61"/>
    </style:style>
    <style:style style:name="T6" style:family="text">
      <style:text-properties officeooo:rsid="00230cd0"/>
    </style:style>
    <style:style style:name="T7" style:family="text">
      <style:text-properties officeooo:rsid="001c85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" text:outline-level="2"><text:bookmark-start text:name="__DdeLink__187_1040208656"/><text:file-name text:display="name">UC04.10.01 - Incluir Tipo de Curso</text:file-name><text:bookmark-end text:name="__DdeLink__187_1040208656"/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3">0<text:span text:style-name="T6">5</text:span>/0<text:span text:style-name="T6">9</text:span>/11</text:p>
          </table:table-cell>
          <table:table-cell table:style-name="Tabela1.A2" office:value-type="string">
            <text:p text:style-name="P2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6" text:outline-level="3">Pré-condições</text:h>
      <text:list xml:id="list2057592203" text:style-name="WW8Num5">
        <text:list-item>
          <text:p text:style-name="P9">Usuário deve ter permissão de acesso;</text:p>
        </text:list-item>
        <text:list-item>
          <text:p text:style-name="P10"><text:span text:style-name="T1">Usuário acionou a opção </text:span><text:span text:style-name="T2">Incluir no caso de uso base;</text:span></text:p>
        </text:list-item>
      </text:list>
      <text:h text:style-name="P6" text:outline-level="3">Atores</text:h>
      <text:p text:style-name="Text_20_body">Coordenador (primário)</text:p>
      <text:h text:style-name="P6" text:outline-level="3">Fluxo Principal</text:h>
      <text:list xml:id="list1649159758" text:continue-list="list2057592203" text:style-name="WW8Num5">
        <text:list-item text:start-value="1">
          <text:p text:style-name="P10"><text:span text:style-name="T1">Sistema </text:span><text:span text:style-name="T2">solicita:</text:span></text:p>
          <text:list>
            <text:list-item>
              <text:p text:style-name="P9">Nome do <text:span text:style-name="T7">Tipo de Curso</text:span></text:p>
            </text:list-item>
          </text:list>
        </text:list-item>
        <text:list-item>
          <text:p text:style-name="P10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12">Usuário aciona a opção Salvar;</text:p>
        </text:list-item>
        <text:list-item>
          <text:p text:style-name="P13">Sistema exibe a mensagem '<text:span text:style-name="T5">Tipo de curso</text:span> incluído com sucesso' e volta ao passo 1 do caso de uso base;</text:p>
        </text:list-item>
      </text:list>
      <text:h text:style-name="P7" text:outline-level="3">Pós-condições</text:h>
      <text:list xml:id="list1847242903" text:continue-list="list1649159758" text:style-name="WW8Num5">
        <text:list-item text:start-value="1">
          <text:p text:style-name="P12">Sistema inclui um novo <text:span text:style-name="T5">Tipo de curso</text:span>;</text:p>
        </text:list-item>
        <text:list-item>
          <text:p text:style-name="P11"><text:span text:style-name="T2">Sistema registrou no log de auditoria, para o usuário logado, a seguinte mensagem: “Incluído o </text:span><text:span text:style-name="T5">tipo de curso</text:span><text:span text:style-name="T2"> de nome </text:span><text:span text:style-name="T3">Extensão.</text:span><text:span text:style-name="T4">”</text:span></text:p>
        </text:list-item>
      </text:list>
      <text:h text:style-name="P6" text:outline-level="3">Regras de Negócio</text:h>
      <text:p text:style-name="P5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05T21:53:36</dc:date>
    <meta:editing-cycles>19</meta:editing-cycles>
    <meta:editing-duration>PT00H38M39S</meta:editing-duration>
    <meta:generator>OpenOffice.org/3.2$Linux OpenOffice.org_project/320m19$Build-9505</meta:generator>
    <meta:document-statistic meta:table-count="1" meta:image-count="0" meta:object-count="0" meta:page-count="1" meta:paragraph-count="24" meta:word-count="125" meta:character-count="714"/>
    <meta:user-defined meta:name="_DocHome" meta:value-type="float">1971586133</meta:user-defined>
  </office:meta>
</office:document-meta>
</file>